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 fo:break-before="page"/>
      <style:text-properties fo:color="#999999" loext:opacity="100%" fo:language="en" fo:country="US" fo:font-weight="bold" officeooo:rsid="0032f19b" officeooo:paragraph-rsid="05ff6939" fo:background-color="transparent" style:font-weight-asian="bold" style:font-weight-complex="bold"/>
    </style:style>
    <style:style style:name="P2" style:family="paragraph" style:parent-style-name="Standard">
      <style:text-properties fo:font-size="6pt" fo:language="en" fo:country="US" fo:font-weight="bold" officeooo:rsid="00119e79" officeooo:paragraph-rsid="05ff6939" fo:background-color="#ffff00" style:font-size-asian="5.25pt" style:font-weight-asian="bold" style:font-size-complex="6pt" style:font-weight-complex="bold"/>
    </style:style>
    <style:style style:name="P3" style:family="paragraph" style:parent-style-name="Standard">
      <style:text-properties officeooo:paragraph-rsid="05ff6939"/>
    </style:style>
    <style:style style:name="P4" style:family="paragraph" style:parent-style-name="Standard">
      <style:text-properties fo:language="en" fo:country="US" fo:font-weight="bold" officeooo:rsid="0032f19b" officeooo:paragraph-rsid="05ff6939" fo:background-color="transparent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1e4eb8" officeooo:paragraph-rsid="05ff6939" style:font-weight-asian="bold" style:font-weight-complex="bold"/>
    </style:style>
    <style:style style:name="P6" style:family="paragraph" style:parent-style-name="Standard">
      <style:text-properties fo:language="en" fo:country="US" officeooo:paragraph-rsid="06b3db9f"/>
    </style:style>
    <style:style style:name="P7" style:family="paragraph" style:parent-style-name="Standard">
      <style:text-properties fo:font-size="6pt" fo:language="en" fo:country="US" fo:font-weight="bold" officeooo:rsid="001e4eb8" officeooo:paragraph-rsid="06b3db9f" style:font-size-asian="6pt" style:font-weight-asian="bold" style:font-size-complex="6pt" style:font-weight-complex="bold"/>
    </style:style>
    <style:style style:name="P8" style:family="paragraph" style:parent-style-name="Standard">
      <style:text-properties officeooo:paragraph-rsid="07089210"/>
    </style:style>
    <style:style style:name="P9" style:family="paragraph" style:parent-style-name="Standard">
      <style:text-properties officeooo:paragraph-rsid="070760dd"/>
    </style:style>
    <style:style style:name="P10" style:family="paragraph" style:parent-style-name="Standard">
      <style:text-properties officeooo:rsid="07089210" officeooo:paragraph-rsid="07089210"/>
    </style:style>
    <style:style style:name="P11" style:family="paragraph" style:parent-style-name="Standard">
      <style:text-properties officeooo:paragraph-rsid="0709b59b"/>
    </style:style>
    <style:style style:name="P12" style:family="paragraph" style:parent-style-name="Standard">
      <style:text-properties officeooo:paragraph-rsid="070ba649"/>
    </style:style>
    <style:style style:name="P13" style:family="paragraph" style:parent-style-name="Standard">
      <style:text-properties officeooo:paragraph-rsid="070ce280"/>
    </style:style>
    <style:style style:name="P14" style:family="paragraph" style:parent-style-name="Standard">
      <style:text-properties officeooo:paragraph-rsid="070ed3f7"/>
    </style:style>
    <style:style style:name="P15" style:family="paragraph" style:parent-style-name="Standard">
      <style:text-properties officeooo:paragraph-rsid="071ac304"/>
    </style:style>
    <style:style style:name="P16" style:family="paragraph" style:parent-style-name="Standard">
      <style:text-properties fo:language="en" fo:country="US" fo:font-weight="normal" officeooo:rsid="05b3289d" officeooo:paragraph-rsid="071ac304" fo:background-color="transparent" style:font-weight-asian="normal" style:font-weight-complex="normal"/>
    </style:style>
    <style:style style:name="P17" style:family="paragraph" style:parent-style-name="Standard">
      <style:text-properties fo:font-size="6pt" fo:language="en" fo:country="US" fo:font-weight="bold" officeooo:rsid="001e4eb8" officeooo:paragraph-rsid="071ac304" style:font-size-asian="6pt" style:font-weight-asian="bold" style:font-size-complex="6pt" style:font-weight-complex="bold"/>
    </style:style>
    <style:style style:name="P18" style:family="paragraph" style:parent-style-name="Standard">
      <style:text-properties officeooo:paragraph-rsid="071162e9"/>
    </style:style>
    <style:style style:name="P19" style:family="paragraph" style:parent-style-name="Standard">
      <style:text-properties fo:language="en" fo:country="US" fo:font-weight="normal" officeooo:rsid="05b3289d" officeooo:paragraph-rsid="06b3f4c5" fo:background-color="transparent" style:font-weight-asian="normal" style:font-weight-complex="normal"/>
    </style:style>
    <style:style style:name="P20" style:family="paragraph" style:parent-style-name="Standard">
      <style:text-properties officeooo:paragraph-rsid="05c96408"/>
    </style:style>
    <style:style style:name="P21" style:family="paragraph" style:parent-style-name="Standard">
      <style:text-properties fo:font-size="6pt" fo:language="en" fo:country="US" fo:font-weight="bold" officeooo:rsid="001e4eb8" officeooo:paragraph-rsid="05c96408" style:font-size-asian="6pt" style:font-weight-asian="bold" style:font-size-complex="6pt" style:font-weight-complex="bold"/>
    </style:style>
    <style:style style:name="P22" style:family="paragraph" style:parent-style-name="Standard">
      <style:text-properties officeooo:paragraph-rsid="06bbe03c"/>
    </style:style>
    <style:style style:name="P23" style:family="paragraph" style:parent-style-name="Standard">
      <style:text-properties fo:language="en" fo:country="US" fo:font-weight="normal" officeooo:rsid="06751036" officeooo:paragraph-rsid="06bbe03c" fo:background-color="transparent" style:font-weight-asian="normal" style:font-weight-complex="normal"/>
    </style:style>
    <style:style style:name="P24" style:family="paragraph" style:parent-style-name="Standard">
      <style:text-properties officeooo:paragraph-rsid="0716344c"/>
    </style:style>
    <style:style style:name="P25" style:family="paragraph" style:parent-style-name="Standard">
      <style:text-properties officeooo:paragraph-rsid="0718e19f"/>
    </style:style>
    <style:style style:name="P26" style:family="paragraph" style:parent-style-name="Standard">
      <style:text-properties officeooo:paragraph-rsid="06d064e6"/>
    </style:style>
    <style:style style:name="P27" style:family="paragraph" style:parent-style-name="Standard">
      <style:text-properties fo:language="en" fo:country="US" fo:font-weight="normal" officeooo:rsid="06751036" officeooo:paragraph-rsid="06751036" fo:background-color="transparent" style:font-weight-asian="normal" style:font-weight-complex="normal"/>
    </style:style>
    <style:style style:name="P28" style:family="paragraph" style:parent-style-name="Standard">
      <style:text-properties fo:color="#999999" loext:opacity="100%" fo:language="en" fo:country="US" fo:font-weight="bold" officeooo:rsid="003b1ec5" officeooo:paragraph-rsid="05c96408" style:font-weight-asian="bold" style:font-weight-complex="bold"/>
    </style:style>
    <style:style style:name="P29" style:family="paragraph" style:parent-style-name="Standard">
      <style:text-properties fo:font-size="6pt" fo:language="en" fo:country="US" fo:font-weight="normal" officeooo:rsid="003b1ec5" officeooo:paragraph-rsid="049fc303" style:font-size-asian="6pt" style:font-weight-asian="normal" style:font-size-complex="6pt" style:font-weight-complex="normal"/>
    </style:style>
    <style:style style:name="P30" style:family="paragraph" style:parent-style-name="Standard">
      <style:text-properties officeooo:paragraph-rsid="049fc303"/>
    </style:style>
    <style:style style:name="P31" style:family="paragraph" style:parent-style-name="Standard">
      <style:text-properties fo:language="en" fo:country="US" officeooo:rsid="003b1ec5" officeooo:paragraph-rsid="049fc303"/>
    </style:style>
    <style:style style:name="P32" style:family="paragraph" style:parent-style-name="Text_20_body">
      <style:text-properties officeooo:paragraph-rsid="06fd0dfe"/>
    </style:style>
    <style:style style:name="P33" style:family="paragraph" style:parent-style-name="Standard">
      <style:paragraph-properties fo:text-align="justify" style:justify-single-word="false"/>
      <style:text-properties fo:color="#999999" loext:opacity="100%" fo:font-size="10pt" fo:language="en" fo:country="US" fo:font-weight="bold" officeooo:rsid="05ff6939" officeooo:paragraph-rsid="05ff6939" fo:background-color="transparent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justify" style:justify-single-word="false"/>
      <style:text-properties fo:color="#999999" loext:opacity="100%" fo:font-size="10pt" fo:language="en" fo:country="US" fo:font-weight="bold" officeooo:rsid="0032f19b" officeooo:paragraph-rsid="05ff6939" fo:background-color="transparent" style:font-size-asian="10pt" style:font-weight-asian="bold" style:font-size-complex="10pt" style:font-weight-complex="bold"/>
    </style:style>
    <style:style style:name="P35" style:family="paragraph" style:parent-style-name="Standard" style:list-style-name="L1">
      <style:paragraph-properties fo:text-align="justify" style:justify-single-word="false"/>
      <style:text-properties fo:color="#999999" loext:opacity="100%" fo:font-size="10pt" fo:language="en" fo:country="US" fo:font-weight="bold" officeooo:rsid="0032f19b" officeooo:paragraph-rsid="05ff6939" fo:background-color="transparent" style:font-size-asian="10pt" style:font-weight-asian="bold" style:font-size-complex="10pt" style:font-weight-complex="bold"/>
    </style:style>
    <style:style style:name="T1" style:family="text">
      <style:text-properties officeooo:rsid="0043d0fb"/>
    </style:style>
    <style:style style:name="T2" style:family="text">
      <style:text-properties fo:language="en" fo:country="US" officeooo:rsid="00136227"/>
    </style:style>
    <style:style style:name="T3" style:family="text">
      <style:text-properties fo:language="en" fo:country="US" fo:font-weight="bold" officeooo:rsid="00ab4647" fo:background-color="#fff200" loext:char-shading-value="0" style:font-weight-asian="bold" style:font-weight-complex="bold"/>
    </style:style>
    <style:style style:name="T4" style:family="text">
      <style:text-properties fo:language="en" fo:country="US" fo:font-weight="bold" officeooo:rsid="00d88c8c" fo:background-color="#fff200" loext:char-shading-value="0" style:font-weight-asian="bold" style:font-weight-complex="bold"/>
    </style:style>
    <style:style style:name="T5" style:family="text">
      <style:text-properties fo:language="en" fo:country="US" fo:font-weight="bold" officeooo:rsid="00136227" style:font-weight-asian="bold" style:font-weight-complex="bold"/>
    </style:style>
    <style:style style:name="T6" style:family="text">
      <style:text-properties fo:language="en" fo:country="US" fo:font-weight="bold" officeooo:rsid="00d88c8c" style:font-weight-asian="bold" style:font-weight-complex="bold"/>
    </style:style>
    <style:style style:name="T7" style:family="text">
      <style:text-properties fo:language="en" fo:country="US" fo:font-weight="bold" officeooo:rsid="0032ee51" style:font-weight-asian="bold" style:font-weight-complex="bold"/>
    </style:style>
    <style:style style:name="T8" style:family="text">
      <style:text-properties fo:language="en" fo:country="US" fo:font-weight="normal" officeooo:rsid="0032ee51" style:font-weight-asian="normal" style:font-weight-complex="normal"/>
    </style:style>
    <style:style style:name="T9" style:family="text">
      <style:text-properties fo:language="en" fo:country="US" fo:font-weight="bold" officeooo:rsid="0094c10f" fo:background-color="#fff200" loext:char-shading-value="0" style:font-weight-asian="bold" style:font-weight-complex="bold"/>
    </style:style>
    <style:style style:name="T10" style:family="text">
      <style:text-properties fo:language="en" fo:country="US" fo:font-weight="bold" officeooo:rsid="07089210" fo:background-color="#fff200" loext:char-shading-value="0" style:font-weight-asian="bold" style:font-weight-complex="bold"/>
    </style:style>
    <style:style style:name="T11" style:family="text">
      <style:text-properties fo:language="en" fo:country="US" fo:font-weight="normal" officeooo:rsid="00d88c8c" style:font-weight-asian="normal" style:font-weight-complex="normal"/>
    </style:style>
    <style:style style:name="T12" style:family="text">
      <style:text-properties fo:language="en" fo:country="US" fo:font-weight="normal" officeooo:rsid="0100f487" fo:background-color="#dddddd" loext:char-shading-value="0" style:font-weight-asian="normal" style:font-weight-complex="normal"/>
    </style:style>
    <style:style style:name="T13" style:family="text">
      <style:text-properties fo:language="en" fo:country="US" fo:font-weight="normal" officeooo:rsid="07089210" style:font-weight-asian="normal" style:font-weight-complex="normal"/>
    </style:style>
    <style:style style:name="T14" style:family="text">
      <style:text-properties fo:language="en" fo:country="US" fo:font-weight="normal" officeooo:rsid="06b8a850" style:font-weight-asian="normal" style:font-weight-complex="normal"/>
    </style:style>
    <style:style style:name="T15" style:family="text">
      <style:text-properties fo:language="en" fo:country="US" fo:font-weight="normal" officeooo:rsid="06bbe03c" style:font-weight-asian="normal" style:font-weight-complex="normal"/>
    </style:style>
    <style:style style:name="T16" style:family="text">
      <style:text-properties fo:language="en" fo:country="US" fo:font-weight="normal" officeooo:rsid="05b3a9b3" style:font-weight-asian="normal" style:font-weight-complex="normal"/>
    </style:style>
    <style:style style:name="T17" style:family="text">
      <style:text-properties fo:language="en" fo:country="US" fo:font-weight="normal" officeooo:rsid="0661f9f5" style:font-weight-asian="normal" style:font-weight-complex="normal"/>
    </style:style>
    <style:style style:name="T18" style:family="text">
      <style:text-properties fo:language="en" fo:country="US" fo:font-weight="normal" officeooo:rsid="00357d7d" fo:background-color="#dddddd" loext:char-shading-value="0" style:font-weight-asian="normal" style:font-weight-complex="normal"/>
    </style:style>
    <style:style style:name="T19" style:family="text">
      <style:text-properties fo:language="en" fo:country="US" fo:font-weight="bold" officeooo:rsid="0100f487" fo:background-color="#dddddd" loext:char-shading-value="0" style:font-weight-asian="bold" style:font-weight-complex="bold"/>
    </style:style>
    <style:style style:name="T20" style:family="text">
      <style:text-properties fo:language="en" fo:country="US" fo:font-weight="bold" officeooo:rsid="07089210" fo:background-color="#dddddd" loext:char-shading-value="0" style:font-weight-asian="bold" style:font-weight-complex="bold"/>
    </style:style>
    <style:style style:name="T21" style:family="text">
      <style:text-properties fo:language="en" fo:country="US" fo:font-weight="bold" officeooo:rsid="02dfed25" fo:background-color="#dddddd" loext:char-shading-value="0" style:font-weight-asian="bold" style:font-weight-complex="bold"/>
    </style:style>
    <style:style style:name="T22" style:family="text">
      <style:text-properties fo:language="en" fo:country="US" fo:font-weight="bold" officeooo:rsid="0661f9f5" fo:background-color="#dddddd" loext:char-shading-value="0" style:font-weight-asian="bold" style:font-weight-complex="bold"/>
    </style:style>
    <style:style style:name="T23" style:family="text">
      <style:text-properties fo:language="en" fo:country="US" fo:font-weight="normal" officeooo:rsid="0014eac0" fo:background-color="#dddddd" loext:char-shading-value="0" style:font-weight-asian="normal" style:font-weight-complex="normal"/>
    </style:style>
    <style:style style:name="T24" style:family="text">
      <style:text-properties fo:language="en" fo:country="US" fo:font-weight="normal" officeooo:rsid="00a176b7" fo:background-color="#dddddd" loext:char-shading-value="0" style:font-weight-asian="normal" style:font-weight-complex="normal"/>
    </style:style>
    <style:style style:name="T25" style:family="text">
      <style:text-properties fo:color="#999999" loext:opacity="100%" fo:font-weight="bold" officeooo:rsid="001e4eb8" style:font-weight-asian="bold" style:font-weight-complex="bold"/>
    </style:style>
    <style:style style:name="T26" style:family="text">
      <style:text-properties fo:color="#999999" loext:opacity="100%" fo:font-weight="bold" officeooo:rsid="00373dfb" style:font-weight-asian="bold" style:font-weight-complex="bold"/>
    </style:style>
    <style:style style:name="T27" style:family="text">
      <style:text-properties fo:color="#999999" loext:opacity="100%" fo:font-weight="bold" officeooo:rsid="01ebd016" style:font-weight-asian="bold" style:font-weight-complex="bold"/>
    </style:style>
    <style:style style:name="T28" style:family="text">
      <style:text-properties fo:color="#999999" loext:opacity="100%" fo:font-weight="bold" officeooo:rsid="0635d95a" style:font-weight-asian="bold" style:font-weight-complex="bold"/>
    </style:style>
    <style:style style:name="T29" style:family="text">
      <style:text-properties fo:language="en" fo:country="US" officeooo:rsid="071d1146" fo:background-color="transparent" loext:char-shading-value="0"/>
    </style:style>
    <style:style style:name="T30" style:family="text">
      <style:text-properties fo:language="en" fo:country="US" officeooo:rsid="07089210" fo:background-color="transparent" loext:char-shading-value="0"/>
    </style:style>
    <style:style style:name="T31" style:family="text">
      <style:text-properties fo:language="en" fo:country="US" officeooo:rsid="07099d6a" fo:background-color="transparent" loext:char-shading-value="0"/>
    </style:style>
    <style:style style:name="T32" style:family="text">
      <style:text-properties fo:language="en" fo:country="US" fo:font-weight="bold" officeooo:rsid="007d3450" fo:background-color="#fff200" loext:char-shading-value="0" style:font-weight-asian="bold" style:font-weight-complex="bold"/>
    </style:style>
    <style:style style:name="T33" style:family="text">
      <style:text-properties fo:language="en" fo:country="US" officeooo:rsid="05b3289d" fo:background-color="transparent" loext:char-shading-value="0"/>
    </style:style>
    <style:style style:name="T34" style:family="text">
      <style:text-properties fo:language="en" fo:country="US" officeooo:rsid="00d88c8c" fo:background-color="transparent" loext:char-shading-value="0"/>
    </style:style>
    <style:style style:name="T35" style:family="text">
      <style:text-properties fo:language="en" fo:country="US" officeooo:rsid="06dc4751" fo:background-color="transparent" loext:char-shading-value="0"/>
    </style:style>
    <style:style style:name="T36" style:family="text">
      <style:text-properties fo:language="en" fo:country="US" fo:font-weight="bold" officeooo:rsid="05822ec8" fo:background-color="#fff200" loext:char-shading-value="0" style:font-weight-asian="bold" style:font-weight-complex="bold"/>
    </style:style>
    <style:style style:name="T37" style:family="text">
      <style:text-properties fo:language="en" fo:country="US" fo:font-weight="bold" officeooo:rsid="070760dd" fo:background-color="#fff200" loext:char-shading-value="0" style:font-weight-asian="bold" style:font-weight-complex="bold"/>
    </style:style>
    <style:style style:name="T38" style:family="text">
      <style:text-properties fo:language="en" fo:country="US" officeooo:rsid="0100f487" fo:background-color="transparent" loext:char-shading-value="0"/>
    </style:style>
    <style:style style:name="T39" style:family="text">
      <style:text-properties fo:language="en" fo:country="US" officeooo:rsid="06196c44" fo:background-color="transparent" loext:char-shading-value="0"/>
    </style:style>
    <style:style style:name="T40" style:family="text">
      <style:text-properties fo:language="en" fo:country="US" fo:font-weight="bold" officeooo:rsid="0100f487" fo:background-color="transparent" loext:char-shading-value="0" style:font-weight-asian="bold" style:font-weight-complex="bold"/>
    </style:style>
    <style:style style:name="T41" style:family="text">
      <style:text-properties fo:language="en" fo:country="US" officeooo:rsid="061613ee" fo:background-color="transparent" loext:char-shading-value="0"/>
    </style:style>
    <style:style style:name="T42" style:family="text">
      <style:text-properties fo:language="en" fo:country="US" officeooo:rsid="007d3450" fo:background-color="transparent" loext:char-shading-value="0"/>
    </style:style>
    <style:style style:name="T43" style:family="text">
      <style:text-properties fo:language="en" fo:country="US" fo:font-weight="bold" officeooo:rsid="0351abe9" fo:background-color="transparent" loext:char-shading-value="0" style:font-weight-asian="bold" style:font-weight-complex="bold"/>
    </style:style>
    <style:style style:name="T44" style:family="text">
      <style:text-properties fo:language="en" fo:country="US" officeooo:rsid="05822ec8" fo:background-color="transparent" loext:char-shading-value="0"/>
    </style:style>
    <style:style style:name="T45" style:family="text">
      <style:text-properties fo:language="en" fo:country="US" officeooo:rsid="007d3450" fo:background-color="#fff200" loext:char-shading-value="0"/>
    </style:style>
    <style:style style:name="T46" style:family="text">
      <style:text-properties fo:language="en" fo:country="US" fo:background-color="transparent" loext:char-shading-value="0"/>
    </style:style>
    <style:style style:name="T47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48" style:family="text">
      <style:text-properties fo:language="en" fo:country="US" fo:font-weight="bold" officeooo:rsid="07099d6a" fo:background-color="transparent" loext:char-shading-value="0" style:font-weight-asian="bold" style:font-weight-complex="bold"/>
    </style:style>
    <style:style style:name="T49" style:family="text">
      <style:text-properties fo:language="en" fo:country="US" officeooo:rsid="0709b59b" fo:background-color="transparent" loext:char-shading-value="0"/>
    </style:style>
    <style:style style:name="T50" style:family="text">
      <style:text-properties fo:language="en" fo:country="US" fo:font-style="normal" fo:font-weight="normal" officeooo:rsid="06e0ce76" fo:background-color="#dddddd" loext:char-shading-value="0" style:font-style-asian="normal" style:font-weight-asian="normal" style:font-style-complex="normal" style:font-weight-complex="normal"/>
    </style:style>
    <style:style style:name="T51" style:family="text">
      <style:text-properties fo:language="en" fo:country="US" officeooo:rsid="071d3376" fo:background-color="transparent" loext:char-shading-value="0"/>
    </style:style>
    <style:style style:name="T52" style:family="text">
      <style:text-properties fo:language="en" fo:country="US" fo:font-style="italic" fo:font-weight="bold" officeooo:rsid="007d3450" fo:background-color="#fff200" loext:char-shading-value="0" style:font-style-asian="italic" style:font-weight-asian="bold" style:font-style-complex="italic" style:font-weight-complex="bold"/>
    </style:style>
    <style:style style:name="T53" style:family="text">
      <style:text-properties fo:color="#999999" loext:opacity="100%" fo:language="en" fo:country="US" fo:font-style="normal" fo:font-weight="normal" officeooo:rsid="028af2ba" fo:background-color="transparent" loext:char-shading-value="0" style:font-style-asian="normal" style:font-weight-asian="normal" style:font-style-complex="normal" style:font-weight-complex="normal"/>
    </style:style>
    <style:style style:name="T54" style:family="text">
      <style:text-properties fo:color="#999999" loext:opacity="100%" fo:language="en" fo:country="US" fo:font-style="normal" fo:font-weight="normal" officeooo:rsid="03bb9eb9" fo:background-color="transparent" loext:char-shading-value="0" style:font-style-asian="normal" style:font-weight-asian="normal" style:font-style-complex="normal" style:font-weight-complex="normal"/>
    </style:style>
    <style:style style:name="T55" style:family="text">
      <style:text-properties fo:language="en" fo:country="US" fo:font-style="italic" fo:font-weight="bold" officeooo:rsid="07099d6a" fo:background-color="transparent" loext:char-shading-value="0" style:font-style-asian="italic" style:font-weight-asian="bold" style:font-style-complex="italic" style:font-weight-complex="bold"/>
    </style:style>
    <style:style style:name="T56" style:family="text">
      <style:text-properties fo:language="en" fo:country="US" officeooo:rsid="070af114" fo:background-color="transparent" loext:char-shading-value="0"/>
    </style:style>
    <style:style style:name="T57" style:family="text">
      <style:text-properties fo:language="en" fo:country="US" fo:font-weight="bold" officeooo:rsid="070af114" fo:background-color="transparent" loext:char-shading-value="0" style:font-weight-asian="bold" style:font-weight-complex="bold"/>
    </style:style>
    <style:style style:name="T58" style:family="text">
      <style:text-properties fo:language="en" fo:country="US" fo:font-weight="bold" officeooo:rsid="070b3157" fo:background-color="#fff200" loext:char-shading-value="0" style:font-weight-asian="bold" style:font-weight-complex="bold"/>
    </style:style>
    <style:style style:name="T59" style:family="text">
      <style:text-properties fo:language="en" fo:country="US" fo:font-style="normal" fo:font-weight="bold" officeooo:rsid="06e0ce76" fo:background-color="#dddddd" loext:char-shading-value="0" style:font-style-asian="normal" style:font-weight-asian="bold" style:font-style-complex="normal" style:font-weight-complex="bold"/>
    </style:style>
    <style:style style:name="T60" style:family="text">
      <style:text-properties fo:language="en" fo:country="US" officeooo:rsid="070b3157" fo:background-color="transparent" loext:char-shading-value="0"/>
    </style:style>
    <style:style style:name="T61" style:family="text">
      <style:text-properties fo:language="en" fo:country="US" officeooo:rsid="070ba649" fo:background-color="transparent" loext:char-shading-value="0"/>
    </style:style>
    <style:style style:name="T62" style:family="text">
      <style:text-properties fo:language="en" fo:country="US" fo:font-weight="bold" officeooo:rsid="070ba649" fo:background-color="transparent" loext:char-shading-value="0" style:font-weight-asian="bold" style:font-weight-complex="bold"/>
    </style:style>
    <style:style style:name="T63" style:family="text">
      <style:text-properties fo:language="en" fo:country="US" fo:font-style="italic" fo:font-weight="bold" officeooo:rsid="070ba649" fo:background-color="transparent" loext:char-shading-value="0" style:font-style-asian="italic" style:font-weight-asian="bold" style:font-style-complex="italic" style:font-weight-complex="bold"/>
    </style:style>
    <style:style style:name="T64" style:family="text">
      <style:text-properties fo:language="en" fo:country="US" fo:font-weight="normal" officeooo:rsid="05822ec8" fo:background-color="transparent" loext:char-shading-value="0" style:font-weight-asian="normal" style:font-weight-complex="normal"/>
    </style:style>
    <style:style style:name="T65" style:family="text">
      <style:text-properties fo:language="en" fo:country="US" fo:font-weight="normal" officeooo:rsid="070c4413" fo:background-color="transparent" loext:char-shading-value="0" style:font-weight-asian="normal" style:font-weight-complex="normal"/>
    </style:style>
    <style:style style:name="T66" style:family="text">
      <style:text-properties fo:language="en" fo:country="US" fo:font-weight="normal" officeooo:rsid="070cc299" fo:background-color="transparent" loext:char-shading-value="0" style:font-weight-asian="normal" style:font-weight-complex="normal"/>
    </style:style>
    <style:style style:name="T67" style:family="text">
      <style:text-properties fo:language="en" fo:country="US" fo:font-weight="bold" officeooo:rsid="070cc299" fo:background-color="transparent" loext:char-shading-value="0" style:font-weight-asian="bold" style:font-weight-complex="bold"/>
    </style:style>
    <style:style style:name="T68" style:family="text">
      <style:text-properties fo:language="en" fo:country="US" fo:font-weight="normal" officeooo:rsid="071dc557" fo:background-color="transparent" loext:char-shading-value="0" style:font-weight-asian="normal" style:font-weight-complex="normal"/>
    </style:style>
    <style:style style:name="T69" style:family="text">
      <style:text-properties fo:language="en" fo:country="US" fo:font-weight="normal" officeooo:rsid="070ce280" fo:background-color="transparent" loext:char-shading-value="0" style:font-weight-asian="normal" style:font-weight-complex="normal"/>
    </style:style>
    <style:style style:name="T70" style:family="text">
      <style:text-properties fo:language="en" fo:country="US" fo:font-weight="bold" officeooo:rsid="070ce280" fo:background-color="transparent" loext:char-shading-value="0" style:font-weight-asian="bold" style:font-weight-complex="bold"/>
    </style:style>
    <style:style style:name="T71" style:family="text">
      <style:text-properties fo:language="en" fo:country="US" fo:font-style="italic" fo:font-weight="bold" officeooo:rsid="06e0ce76" fo:background-color="#dddddd" loext:char-shading-value="0" style:font-style-asian="italic" style:font-weight-asian="bold" style:font-style-complex="italic" style:font-weight-complex="bold"/>
    </style:style>
    <style:style style:name="T72" style:family="text">
      <style:text-properties fo:language="en" fo:country="US" fo:font-style="italic" fo:font-weight="bold" officeooo:rsid="070e9900" fo:background-color="#dddddd" loext:char-shading-value="0" style:font-style-asian="italic" style:font-weight-asian="bold" style:font-style-complex="italic" style:font-weight-complex="bold"/>
    </style:style>
    <style:style style:name="T73" style:family="text">
      <style:text-properties fo:language="en" fo:country="US" fo:font-weight="normal" officeooo:rsid="070e9900" fo:background-color="transparent" loext:char-shading-value="0" style:font-weight-asian="normal" style:font-weight-complex="normal"/>
    </style:style>
    <style:style style:name="T74" style:family="text">
      <style:text-properties fo:language="en" fo:country="US" fo:font-weight="bold" officeooo:rsid="070e9900" fo:background-color="transparent" loext:char-shading-value="0" style:font-weight-asian="bold" style:font-weight-complex="bold"/>
    </style:style>
    <style:style style:name="T75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76" style:family="text">
      <style:text-properties fo:language="en" fo:country="US" fo:font-style="italic" fo:font-weight="bold" officeooo:rsid="070e9900" fo:background-color="transparent" loext:char-shading-value="0" style:font-style-asian="italic" style:font-weight-asian="bold" style:font-style-complex="italic" style:font-weight-complex="bold"/>
    </style:style>
    <style:style style:name="T77" style:family="text">
      <style:text-properties fo:language="en" fo:country="US" fo:font-weight="normal" officeooo:rsid="070ed3f7" fo:background-color="transparent" loext:char-shading-value="0" style:font-weight-asian="normal" style:font-weight-complex="normal"/>
    </style:style>
    <style:style style:name="T78" style:family="text">
      <style:text-properties fo:language="en" fo:country="US" fo:font-style="italic" fo:font-weight="bold" officeooo:rsid="070ed3f7" fo:background-color="transparent" loext:char-shading-value="0" style:font-style-asian="italic" style:font-weight-asian="bold" style:font-style-complex="italic" style:font-weight-complex="bold"/>
    </style:style>
    <style:style style:name="T79" style:family="text">
      <style:text-properties fo:language="en" fo:country="US" fo:font-style="italic" fo:font-weight="normal" officeooo:rsid="06e0ce76" fo:background-color="#dddddd" loext:char-shading-value="0" style:font-style-asian="italic" style:font-weight-asian="normal" style:font-style-complex="italic" style:font-weight-complex="normal"/>
    </style:style>
    <style:style style:name="T80" style:family="text">
      <style:text-properties fo:language="en" fo:country="US" fo:font-style="normal" fo:font-weight="normal" officeooo:rsid="070f80d1" fo:background-color="#dddddd" loext:char-shading-value="0" style:font-style-asian="normal" style:font-weight-asian="normal" style:font-style-complex="normal" style:font-weight-complex="normal"/>
    </style:style>
    <style:style style:name="T81" style:family="text">
      <style:text-properties fo:language="en" fo:country="US" fo:font-style="italic" fo:font-weight="normal" officeooo:rsid="070f80d1" fo:background-color="#dddddd" loext:char-shading-value="0" style:font-style-asian="italic" style:font-weight-asian="normal" style:font-style-complex="italic" style:font-weight-complex="normal"/>
    </style:style>
    <style:style style:name="T82" style:family="text">
      <style:text-properties fo:language="en" fo:country="US" fo:font-weight="normal" officeooo:rsid="06b3f4c5" fo:background-color="transparent" loext:char-shading-value="0" style:font-weight-asian="normal" style:font-weight-complex="normal"/>
    </style:style>
    <style:style style:name="T83" style:family="text">
      <style:text-properties fo:language="en" fo:country="US" fo:font-weight="bold" officeooo:rsid="06b3f4c5" fo:background-color="transparent" loext:char-shading-value="0" style:font-weight-asian="bold" style:font-weight-complex="bold"/>
    </style:style>
    <style:style style:name="T84" style:family="text">
      <style:text-properties fo:language="en" fo:country="US" fo:font-style="italic" fo:font-weight="bold" officeooo:rsid="06b3f4c5" fo:background-color="transparent" loext:char-shading-value="0" style:font-style-asian="italic" style:font-weight-asian="bold" style:font-style-complex="italic" style:font-weight-complex="bold"/>
    </style:style>
    <style:style style:name="T85" style:family="text">
      <style:text-properties fo:color="#999999" loext:opacity="100%" fo:language="en" fo:country="US" fo:font-weight="bold" officeooo:rsid="001e4eb8" style:font-weight-asian="bold" style:font-weight-complex="bold"/>
    </style:style>
    <style:style style:name="T86" style:family="text">
      <style:text-properties fo:color="#999999" loext:opacity="100%" fo:language="en" fo:country="US" fo:font-weight="bold" officeooo:rsid="071ac304" style:font-weight-asian="bold" style:font-weight-complex="bold"/>
    </style:style>
    <style:style style:name="T87" style:family="text">
      <style:text-properties fo:color="#999999" loext:opacity="100%" fo:language="en" fo:country="US" fo:font-weight="bold" officeooo:rsid="03efad13" style:font-weight-asian="bold" style:font-weight-complex="bold"/>
    </style:style>
    <style:style style:name="T88" style:family="text">
      <style:text-properties fo:language="en" fo:country="US" fo:font-weight="normal" officeooo:rsid="070f80d1" fo:background-color="transparent" loext:char-shading-value="0" style:font-weight-asian="normal" style:font-weight-complex="normal"/>
    </style:style>
    <style:style style:name="T89" style:family="text">
      <style:text-properties fo:language="en" fo:country="US" fo:font-weight="bold" officeooo:rsid="070f80d1" fo:background-color="transparent" loext:char-shading-value="0" style:font-weight-asian="bold" style:font-weight-complex="bold"/>
    </style:style>
    <style:style style:name="T90" style:family="text">
      <style:text-properties fo:language="en" fo:country="US" fo:font-style="italic" fo:font-weight="bold" officeooo:rsid="070f80d1" fo:background-color="transparent" loext:char-shading-value="0" style:font-style-asian="italic" style:font-weight-asian="bold" style:font-style-complex="italic" style:font-weight-complex="bold"/>
    </style:style>
    <style:style style:name="T91" style:family="text">
      <style:text-properties fo:language="en" fo:country="US" fo:font-style="normal" fo:font-weight="normal" officeooo:rsid="071dc557" fo:background-color="#dddddd" loext:char-shading-value="0" style:font-style-asian="normal" style:font-weight-asian="normal" style:font-style-complex="normal" style:font-weight-complex="normal"/>
    </style:style>
    <style:style style:name="T92" style:family="text">
      <style:text-properties fo:language="en" fo:country="US" fo:font-style="italic" fo:font-weight="bold" officeooo:rsid="0710b453" fo:background-color="transparent" loext:char-shading-value="0" style:font-style-asian="italic" style:font-weight-asian="bold" style:font-style-complex="italic" style:font-weight-complex="bold"/>
    </style:style>
    <style:style style:name="T93" style:family="text">
      <style:text-properties fo:language="en" fo:country="US" fo:font-weight="normal" officeooo:rsid="0710b453" fo:background-color="transparent" loext:char-shading-value="0" style:font-weight-asian="normal" style:font-weight-complex="normal"/>
    </style:style>
    <style:style style:name="T94" style:family="text">
      <style:text-properties fo:language="en" fo:country="US" fo:font-weight="bold" officeooo:rsid="0710b453" fo:background-color="transparent" loext:char-shading-value="0" style:font-weight-asian="bold" style:font-weight-complex="bold"/>
    </style:style>
    <style:style style:name="T95" style:family="text">
      <style:text-properties fo:language="en" fo:country="US" fo:font-weight="normal" officeooo:rsid="071162e9" fo:background-color="transparent" loext:char-shading-value="0" style:font-weight-asian="normal" style:font-weight-complex="normal"/>
    </style:style>
    <style:style style:name="T96" style:family="text">
      <style:text-properties fo:language="en" fo:country="US" fo:font-style="italic" fo:font-weight="normal" officeooo:rsid="0710b453" fo:background-color="transparent" loext:char-shading-value="0" style:font-style-asian="italic" style:font-weight-asian="normal" style:font-style-complex="italic" style:font-weight-complex="normal"/>
    </style:style>
    <style:style style:name="T97" style:family="text">
      <style:text-properties fo:language="en" fo:country="US" fo:font-weight="bold" officeooo:rsid="071162e9" fo:background-color="transparent" loext:char-shading-value="0" style:font-weight-asian="bold" style:font-weight-complex="bold"/>
    </style:style>
    <style:style style:name="T98" style:family="text">
      <style:text-properties fo:language="en" fo:country="US" fo:font-style="italic" fo:font-weight="bold" officeooo:rsid="071162e9" fo:background-color="transparent" loext:char-shading-value="0" style:font-style-asian="italic" style:font-weight-asian="bold" style:font-style-complex="italic" style:font-weight-complex="bold"/>
    </style:style>
    <style:style style:name="T99" style:family="text">
      <style:text-properties fo:language="en" fo:country="US" fo:font-style="italic" fo:font-weight="bold" officeooo:rsid="0711b23d" fo:background-color="transparent" loext:char-shading-value="0" style:font-style-asian="italic" style:font-weight-asian="bold" style:font-style-complex="italic" style:font-weight-complex="bold"/>
    </style:style>
    <style:style style:name="T100" style:family="text">
      <style:text-properties fo:color="#999999" loext:opacity="100%" fo:language="en" fo:country="US" fo:font-weight="bold" officeooo:rsid="05cc65ea" style:font-weight-asian="bold" style:font-weight-complex="bold"/>
    </style:style>
    <style:style style:name="T101" style:family="text">
      <style:text-properties fo:language="en" fo:country="US" fo:font-style="normal" fo:font-weight="normal" officeooo:rsid="07175c36" fo:background-color="#dddddd" loext:char-shading-value="0" style:font-style-asian="normal" style:font-weight-asian="normal" style:font-style-complex="normal" style:font-weight-complex="normal"/>
    </style:style>
    <style:style style:name="T102" style:family="text">
      <style:text-properties fo:language="en" fo:country="US" fo:font-style="normal" fo:font-weight="normal" officeooo:rsid="05ea94d7" fo:background-color="#dddddd" loext:char-shading-value="0" style:font-style-asian="normal" style:font-weight-asian="normal" style:font-style-complex="normal" style:font-weight-complex="normal"/>
    </style:style>
    <style:style style:name="T103" style:family="text">
      <style:text-properties fo:language="en" fo:country="US" fo:font-style="normal" fo:font-weight="normal" officeooo:rsid="06e77de7" fo:background-color="#dddddd" loext:char-shading-value="0" style:font-style-asian="normal" style:font-weight-asian="normal" style:font-style-complex="normal" style:font-weight-complex="normal"/>
    </style:style>
    <style:style style:name="T104" style:family="text">
      <style:text-properties fo:language="en" fo:country="US" fo:font-style="normal" fo:font-weight="normal" officeooo:rsid="0635d95a" fo:background-color="#dddddd" loext:char-shading-value="0" style:font-style-asian="normal" style:font-weight-asian="normal" style:font-style-complex="normal" style:font-weight-complex="normal"/>
    </style:style>
    <style:style style:name="T105" style:family="text">
      <style:text-properties fo:language="en" fo:country="US" fo:font-style="normal" fo:font-weight="bold" officeooo:rsid="05ea94d7" fo:background-color="#dddddd" loext:char-shading-value="0" style:font-style-asian="normal" style:font-weight-asian="bold" style:font-style-complex="normal" style:font-weight-complex="bold"/>
    </style:style>
    <style:style style:name="T106" style:family="text">
      <style:text-properties fo:language="en" fo:country="US" fo:font-style="normal" fo:font-weight="bold" officeooo:rsid="0635d95a" fo:background-color="#dddddd" loext:char-shading-value="0" style:font-style-asian="normal" style:font-weight-asian="bold" style:font-style-complex="normal" style:font-weight-complex="bold"/>
    </style:style>
    <style:style style:name="T107" style:family="text">
      <style:text-properties fo:language="en" fo:country="US" fo:font-weight="normal" officeooo:rsid="06c63afb" fo:background-color="transparent" loext:char-shading-value="0" style:font-weight-asian="normal" style:font-weight-complex="normal"/>
    </style:style>
    <style:style style:name="T108" style:family="text">
      <style:text-properties fo:language="en" fo:country="US" fo:font-weight="bold" officeooo:rsid="07136633" fo:background-color="#fff200" loext:char-shading-value="0" style:font-weight-asian="bold" style:font-weight-complex="bold"/>
    </style:style>
    <style:style style:name="T109" style:family="text">
      <style:text-properties fo:language="en" fo:country="US" fo:font-weight="normal" officeooo:rsid="07157dd8" fo:background-color="transparent" loext:char-shading-value="0" style:font-weight-asian="normal" style:font-weight-complex="normal"/>
    </style:style>
    <style:style style:name="T110" style:family="text">
      <style:text-properties fo:language="en" fo:country="US" fo:font-weight="normal" officeooo:rsid="0716344c" fo:background-color="transparent" loext:char-shading-value="0" style:font-weight-asian="normal" style:font-weight-complex="normal"/>
    </style:style>
    <style:style style:name="T111" style:family="text">
      <style:text-properties fo:language="en" fo:country="US" fo:font-style="italic" fo:font-weight="bold" officeooo:rsid="0716344c" fo:background-color="transparent" loext:char-shading-value="0" style:font-style-asian="italic" style:font-weight-asian="bold" style:font-style-complex="italic" style:font-weight-complex="bold"/>
    </style:style>
    <style:style style:name="T112" style:family="text">
      <style:text-properties fo:language="en" fo:country="US" fo:font-weight="bold" officeooo:rsid="06c63afb" fo:background-color="transparent" loext:char-shading-value="0" style:font-weight-asian="bold" style:font-weight-complex="bold"/>
    </style:style>
    <style:style style:name="T113" style:family="text">
      <style:text-properties fo:language="en" fo:country="US" fo:font-weight="bold" officeooo:rsid="07157dd8" fo:background-color="transparent" loext:char-shading-value="0" style:font-weight-asian="bold" style:font-weight-complex="bold"/>
    </style:style>
    <style:style style:name="T114" style:family="text">
      <style:text-properties fo:language="en" fo:country="US" fo:font-weight="bold" officeooo:rsid="0716344c" fo:background-color="transparent" loext:char-shading-value="0" style:font-weight-asian="bold" style:font-weight-complex="bold"/>
    </style:style>
    <style:style style:name="T115" style:family="text">
      <style:text-properties fo:language="en" fo:country="US" fo:font-weight="normal" officeooo:rsid="07175c36" fo:background-color="transparent" loext:char-shading-value="0" style:font-weight-asian="normal" style:font-weight-complex="normal"/>
    </style:style>
    <style:style style:name="T116" style:family="text">
      <style:text-properties fo:language="en" fo:country="US" fo:font-weight="bold" officeooo:rsid="07175c36" fo:background-color="transparent" loext:char-shading-value="0" style:font-weight-asian="bold" style:font-weight-complex="bold"/>
    </style:style>
    <style:style style:name="T117" style:family="text">
      <style:text-properties fo:language="en" fo:country="US" fo:font-style="normal" fo:font-weight="normal" officeooo:rsid="071aa940" fo:background-color="#dddddd" loext:char-shading-value="0" style:font-style-asian="normal" style:font-weight-asian="normal" style:font-style-complex="normal" style:font-weight-complex="normal"/>
    </style:style>
    <style:style style:name="T118" style:family="text">
      <style:text-properties fo:color="#999999" loext:opacity="100%" fo:font-size="6pt" fo:language="en" fo:country="US" fo:font-weight="normal" officeooo:rsid="0032f19b" fo:background-color="transparent" loext:char-shading-value="0" style:font-size-asian="6pt" style:font-weight-asian="normal" style:font-size-complex="6pt" style:font-weight-complex="normal"/>
    </style:style>
    <style:style style:name="T119" style:family="text">
      <style:text-properties fo:language="en" fo:country="US" fo:font-weight="normal" officeooo:rsid="0718f5cf" fo:background-color="transparent" loext:char-shading-value="0" style:font-weight-asian="normal" style:font-weight-complex="normal"/>
    </style:style>
    <style:style style:name="T120" style:family="text">
      <style:text-properties fo:language="en" fo:country="US" fo:font-weight="normal" officeooo:rsid="06d064e6" fo:background-color="transparent" loext:char-shading-value="0" style:font-weight-asian="normal" style:font-weight-complex="normal"/>
    </style:style>
    <style:style style:name="T121" style:family="text">
      <style:text-properties fo:language="en" fo:country="US" officeooo:rsid="00704232"/>
    </style:style>
    <style:style style:name="T122" style:family="text">
      <style:text-properties fo:language="en" fo:country="US" fo:font-weight="bold" officeooo:rsid="008ceef7" style:font-weight-asian="bold" style:font-weight-complex="bold"/>
    </style:style>
    <style:style style:name="T123" style:family="text">
      <style:text-properties fo:language="en" fo:country="US" fo:font-weight="bold" officeooo:rsid="010b0b47" style:font-weight-asian="bold" style:font-weight-complex="bold"/>
    </style:style>
    <style:style style:name="T124" style:family="text">
      <style:text-properties fo:language="en" fo:country="US" officeooo:rsid="00bb70dd"/>
    </style:style>
    <style:style style:name="T125" style:family="text">
      <style:text-properties fo:language="en" fo:country="US" fo:font-weight="bold" officeooo:rsid="00704232" style:font-weight-asian="bold" style:font-weight-complex="bold"/>
    </style:style>
    <style:style style:name="T126" style:family="text">
      <style:text-properties fo:language="en" fo:country="US" fo:font-weight="normal" officeooo:rsid="00bb70dd" fo:background-color="transparent" loext:char-shading-value="0" style:font-weight-asian="normal" style:font-weight-complex="normal"/>
    </style:style>
    <style:style style:name="T127" style:family="text">
      <style:text-properties fo:language="en" fo:country="US" fo:font-weight="normal" officeooo:rsid="00704232" fo:background-color="transparent" loext:char-shading-value="0" style:font-weight-asian="normal" style:font-weight-complex="normal"/>
    </style:style>
    <style:style style:name="T128" style:family="text">
      <style:text-properties fo:language="en" fo:country="US" fo:font-weight="bold" officeooo:rsid="00704232" fo:background-color="#fff200" loext:char-shading-value="0" style:font-weight-asian="bold" style:font-weight-complex="bold"/>
    </style:style>
    <style:style style:name="T129" style:family="text">
      <style:text-properties fo:language="en" fo:country="US" fo:font-weight="bold" officeooo:rsid="00fb0d24" fo:background-color="#fff200" loext:char-shading-value="0" style:font-weight-asian="bold" style:font-weight-complex="bold"/>
    </style:style>
    <style:style style:name="T130" style:family="text">
      <style:text-properties fo:language="en" fo:country="US" fo:font-weight="bold" officeooo:rsid="007f05cd" fo:background-color="#fff200" loext:char-shading-value="0" style:font-weight-asian="bold" style:font-weight-complex="bold"/>
    </style:style>
    <style:style style:name="T131" style:family="text">
      <style:text-properties officeooo:rsid="06ae9e0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# <text:span text:style-name="T1">Intro</text:span> ###</text:p>
      <text:p text:style-name="P2"/>
      <text:p text:style-name="P3"><text:span text:style-name="T2">Here are some </text:span><text:span text:style-name="T3">Java </text:span><text:span text:style-name="T4">IDE</text:span><text:span text:style-name="T5"> </text:span><text:span text:style-name="T6">improvements </text:span><text:span text:style-name="T7">of </text:span><text:span text:style-name="T8">Eclipse </text:span><text:span text:style-name="T9">202</text:span><text:span text:style-name="T10">5</text:span><text:span text:style-name="T9">-</text:span><text:span text:style-name="T10">03</text:span><text:span text:style-name="T11">, </text:span><text:span text:style-name="T12">including</text:span><text:span text:style-name="T6"> </text:span><text:span text:style-name="T13">Maven and</text:span><text:span text:style-name="T14"> </text:span><text:span text:style-name="T15">g</text:span><text:span text:style-name="T16">eneral</text:span><text:span text:style-name="T17"> </text:span><text:span text:style-name="T11">improvements, </text:span><text:span text:style-name="T18">improvements </text:span><text:span text:style-name="T12">that have been added </text:span><text:span text:style-name="T19">since the last release in </text:span><text:span text:style-name="T20">December</text:span><text:span text:style-name="T21"> 202</text:span><text:span text:style-name="T22">4</text:span><text:span text:style-name="T19"> </text:span><text:span text:style-name="T12">three months </text:span><text:span text:style-name="T23">ago</text:span><text:span text:style-name="T24">.</text:span></text:p>
      <text:p text:style-name="P4"/>
      <text:p text:style-name="P5"/>
      <text:p text:style-name="P6"><text:span text:style-name="T25">### </text:span><text:span text:style-name="T26">J</text:span><text:span text:style-name="T27">ava</text:span><text:span text:style-name="T28"> </text:span><text:span text:style-name="T25">###</text:span></text:p>
      <text:p text:style-name="P7"/>
      <text:p text:style-name="P8"><text:span text:style-name="T29">Eclipse w</text:span><text:span text:style-name="T30">elcome</text:span><text:span text:style-name="T29">s</text:span><text:span text:style-name="T30"> </text:span><text:span text:style-name="T29">you </text:span><text:span text:style-name="T31">with a</text:span><text:span text:style-name="T30"> </text:span><text:span text:style-name="T32">fresh light theme</text:span><text:span text:style-name="T30">, with trees </text:span><text:span text:style-name="T31">on</text:span><text:span text:style-name="T30"> a light gray instead of a white background, but brighter overall. </text:span><text:span text:style-name="T12">Hope you like it.</text:span></text:p>
      <text:p text:style-name="P9"><text:span text:style-name="T33"/></text:p>
      <text:p text:style-name="P9"><text:span text:style-name="T33">S</text:span><text:span text:style-name="T34">upport </text:span><text:span text:style-name="T33">for </text:span><text:span text:style-name="T35">the upcoming</text:span><text:span text:style-name="T34"> </text:span><text:span text:style-name="T32">Java </text:span><text:span text:style-name="T36">2</text:span><text:span text:style-name="T37">4</text:span><text:span text:style-name="T33">, which</text:span><text:span text:style-name="T38"> </text:span><text:span text:style-name="T33">will be released </text:span><text:span text:style-name="T39">one</text:span><text:span text:style-name="T33"> </text:span><text:span text:style-name="T38">week </text:span><text:span text:style-name="T40">after </text:span><text:span text:style-name="T41">this E</text:span><text:span text:style-name="T38">clipse </text:span><text:span text:style-name="T41">release</text:span><text:span text:style-name="T38">,</text:span><text:span text:style-name="T33"> is</text:span><text:span text:style-name="T42"> </text:span><text:span text:style-name="T32">not yet</text:span><text:span text:style-name="T42"> </text:span><text:span text:style-name="T43">built-in</text:span><text:span text:style-name="T42">, </text:span><text:span text:style-name="T44">b</text:span><text:span text:style-name="T33">ut the preview can be installed </text:span><text:span text:style-name="T45">via the Eclipse Marketplace</text:span><text:span text:style-name="T44">.</text:span></text:p>
      <text:p text:style-name="P9"><text:span text:style-name="T44"/></text:p>
      <text:p text:style-name="P10"><text:span text:style-name="T44">B</text:span><text:span text:style-name="T46">y the way, </text:span><text:span text:style-name="T47">GitHub Copilot</text:span><text:span text:style-name="T46"> is now finally also officially </text:span><text:span text:style-name="T47">available</text:span><text:span text:style-name="T46">.</text:span></text:p>
      <text:p text:style-name="P10"><text:span text:style-name="T46"/></text:p>
      <text:p text:style-name="P11"><text:span text:style-name="T31">In the </text:span><text:span text:style-name="T48">Java editor</text:span><text:span text:style-name="T31">, there is a </text:span><text:span text:style-name="T48">new quick fix</text:span><text:span text:style-name="T31"> for </text:span><text:span text:style-name="T49">a </text:span><text:span text:style-name="T48">switch</text:span><text:span text:style-name="T31"> of a </text:span><text:span text:style-name="T48">sealed</text:span><text:span text:style-name="T31"> type </text:span><text:span text:style-name="T50">not yet containing any cases.</text:span><text:span text:style-name="T31"> </text:span><text:span text:style-name="T51">Hit</text:span><text:span text:style-name="T49"> </text:span><text:span text:style-name="T32">Ctrl+1</text:span><text:span text:style-name="T49"> </text:span><text:span text:style-name="T51">and choose</text:span><text:span text:style-name="T49"> </text:span><text:span text:style-name="T52">Add permitted types cases</text:span><text:span text:style-name="T49"> </text:span><text:span text:style-name="T53">[…</text:span><text:span text:style-name="T54">] </text:span><text:span text:style-name="T49">which</text:span><text:span text:style-name="T31"> also adds </text:span><text:span text:style-name="T55">null</text:span><text:span text:style-name="T31"> and </text:span><text:span text:style-name="T55">default</text:span><text:span text:style-name="T31"> to make the switch </text:span><text:span text:style-name="T49">expression </text:span><text:span text:style-name="T48">exhaustive</text:span><text:span text:style-name="T31">.</text:span></text:p>
      <text:p text:style-name="P10"><text:span text:style-name="T46"/></text:p>
      <text:p text:style-name="P12"><text:span text:style-name="T56">There is a </text:span><text:span text:style-name="T57">new</text:span><text:span text:style-name="T56"> experimental </text:span><text:span text:style-name="T57">preference</text:span><text:span text:style-name="T56"> for the </text:span><text:span text:style-name="T57">Java editor</text:span><text:span text:style-name="T56">: </text:span><text:span text:style-name="T53">[…</text:span><text:span text:style-name="T54">]</text:span><text:span text:style-name="T56"> </text:span><text:span text:style-name="T58">Ex</text:span><text:span text:style-name="T32">tended folding</text:span><text:span text:style-name="T56"> </text:span><text:span text:style-name="T50">for Java files in your workspace.</text:span><text:span text:style-name="T56"> </text:span><text:span text:style-name="T50">It’s </text:span><text:span text:style-name="T59">disabled</text:span><text:span text:style-name="T50"> by default as it can lead to </text:span><text:span text:style-name="T59">performance </text:span><text:span text:style-name="T50">degradation in </text:span><text:span text:style-name="T59">rare extreme </text:span><text:span text:style-name="T50">cases.</text:span><text:span text:style-name="T56"> </text:span><text:span text:style-name="T60"><text:s/></text:span><text:span text:style-name="T61">When </text:span><text:span text:style-name="T62">activated</text:span><text:span text:style-name="T61">, you can not only collapse and expand methods, </text:span><text:span text:style-name="T53">[…</text:span><text:span text:style-name="T54">]</text:span><text:span text:style-name="T61"> but also </text:span><text:span text:style-name="T63">for</text:span><text:span text:style-name="T61"> and </text:span><text:span text:style-name="T63">while</text:span><text:span text:style-name="T61"> loops, </text:span><text:span text:style-name="T53">[…</text:span><text:span text:style-name="T54">]</text:span><text:span text:style-name="T61"> as well as </text:span><text:span text:style-name="T63">if</text:span><text:span text:style-name="T61">, </text:span><text:span text:style-name="T53">[…</text:span><text:span text:style-name="T54">]</text:span><text:span text:style-name="T61"> </text:span><text:span text:style-name="T63">else</text:span><text:span text:style-name="T61">, </text:span><text:span text:style-name="T53">[…</text:span><text:span text:style-name="T54">]</text:span><text:span text:style-name="T61"> </text:span><text:span text:style-name="T63">try</text:span><text:span text:style-name="T61"> </text:span><text:span text:style-name="T53">[…</text:span><text:span text:style-name="T54">]</text:span><text:span text:style-name="T61"> and </text:span><text:span text:style-name="T63">catch</text:span><text:span text:style-name="T61"> branches.</text:span></text:p>
      <text:p text:style-name="P10"><text:span text:style-name="T46"/></text:p>
      <text:p text:style-name="P13"><text:span text:style-name="T64">W</text:span><text:span text:style-name="T65">hen debugging, in the </text:span><text:span text:style-name="T52">Variables</text:span><text:span text:style-name="T32"> view</text:span><text:span text:style-name="T65">, you can now </text:span><text:span text:style-name="T32">compare</text:span><text:span text:style-name="T65"> two or more variables of the same type.</text:span><text:span text:style-name="T65"> </text:span><text:span text:style-name="T66">Select the variables to compare, </text:span><text:span text:style-name="T53">[…</text:span><text:span text:style-name="T54">]</text:span><text:span text:style-name="T66"> right-click </text:span><text:span text:style-name="T53">[…</text:span><text:span text:style-name="T54">]</text:span><text:span text:style-name="T66"> and choose Compare. A dialog tells you whether the two selected lists are </text:span><text:span text:style-name="T67">equal</text:span><text:span text:style-name="T66"> </text:span><text:span text:style-name="T53">[…</text:span><text:span text:style-name="T54">]</text:span><text:span text:style-name="T66"> or how they </text:span><text:span text:style-name="T67">differ</text:span><text:span text:style-name="T66">. </text:span><text:span text:style-name="T53">[…</text:span><text:span text:style-name="T54">]</text:span><text:span text:style-name="T66"> When comparing </text:span><text:span text:style-name="T67">more than two</text:span><text:span text:style-name="T66"> lists you </text:span><text:span text:style-name="T68">will</text:span><text:span text:style-name="T66"> get a </text:span><text:span text:style-name="T67">comparison table</text:span><text:span text:style-name="T66"> in the editor area. </text:span><text:span text:style-name="T53">[…</text:span><text:span text:style-name="T54">]</text:span><text:span text:style-name="T66"> </text:span><text:span text:style-name="T69">Also when comparing two or more </text:span><text:span text:style-name="T70">non-collection types</text:span><text:span text:style-name="T69"> you will get a </text:span><text:span text:style-name="T67">comparison table</text:span><text:span text:style-name="T66">.</text:span></text:p>
      <text:p text:style-name="P9"><text:span text:style-name="T64"/></text:p>
      <text:p text:style-name="P13"><text:span text:style-name="T32">Exceptions</text:span><text:span text:style-name="T64"> are now displayed </text:span><text:span text:style-name="T32">with</text:span><text:span text:style-name="T64"> their </text:span><text:span text:style-name="T32">stack traces</text:span><text:span text:style-name="T64">. </text:span><text:span text:style-name="T50">The ability to compare variables and exceptions with stack traces are </text:span><text:span text:style-name="T59">two new helpful features</text:span><text:span text:style-name="T50"> of the </text:span><text:span text:style-name="T71">Variable</text:span><text:span text:style-name="T72">s</text:span><text:span text:style-name="T59"> view</text:span><text:span text:style-name="T50">, aren't they?</text:span></text:p>
      <text:p text:style-name="P14"><text:span text:style-name="T50">In addition,</text:span><text:span text:style-name="T73"> you can now specify your own </text:span><text:span text:style-name="T32">custom Detail Formatter</text:span><text:span text:style-name="T73"> for </text:span><text:span text:style-name="T32">primitives</text:span><text:span text:style-name="T73"> and </text:span><text:span text:style-name="T74">arrays of </text:span><text:span text:style-name="T47">primitives</text:span><text:span text:style-name="T75">: </text:span><text:span text:style-name="T73">in the </text:span><text:span text:style-name="T74">preferences</text:span><text:span text:style-name="T73"> </text:span><text:span text:style-name="T53">[…</text:span><text:span text:style-name="T54">]</text:span><text:span text:style-name="T73"> </text:span><text:span text:style-name="T74">Java &gt; Debugging &gt; Detail Formatters</text:span><text:span text:style-name="T73"> </text:span><text:span text:style-name="T53">[…</text:span><text:span text:style-name="T54">]</text:span><text:span text:style-name="T73"> click </text:span><text:span text:style-name="T76">Add</text:span><text:span text:style-name="T73">, </text:span><text:span text:style-name="T76">Select Primitives</text:span><text:span text:style-name="T73">, </text:span><text:span text:style-name="T53">[…</text:span><text:span text:style-name="T54">]</text:span><text:span text:style-name="T73"> choose the primitive or an array of a primitive, </text:span><text:span text:style-name="T53">[…</text:span><text:span text:style-name="T54">]</text:span><text:span text:style-name="T73"> click </text:span><text:span text:style-name="T76">OK</text:span><text:span text:style-name="T73">, </text:span><text:span text:style-name="T53">[…</text:span><text:span text:style-name="T54">]</text:span><text:span text:style-name="T73"> add the </text:span><text:span text:style-name="T74">code</text:span><text:span text:style-name="T73"> </text:span><text:span text:style-name="T77">how to display it, </text:span><text:span text:style-name="T53">[…</text:span><text:span text:style-name="T54">]</text:span><text:span text:style-name="T77"> click </text:span><text:span text:style-name="T78">OK</text:span><text:span text:style-name="T77"> </text:span><text:span text:style-name="T53">[…</text:span><text:span text:style-name="T54">]</text:span><text:span text:style-name="T77"> and </text:span><text:span text:style-name="T78">Apply and Close</text:span><text:span text:style-name="T77">. </text:span><text:span text:style-name="T50">Voilà, your custom </text:span><text:span text:style-name="T79">Detail Formatter</text:span><text:span text:style-name="T50"> is now used </text:span><text:span text:style-name="T80">in the detail pane of the </text:span><text:span text:style-name="T81">Variables</text:span><text:span text:style-name="T80"> view for</text:span><text:span text:style-name="T50"> the selected variable.</text:span></text:p>
      <text:p text:style-name="P9"><text:span text:style-name="T64"/></text:p>
      <text:p text:style-name="P15"><text:span text:style-name="T82">The </text:span><text:span text:style-name="T83">Java tooling</text:span><text:span text:style-name="T82"> and the </text:span><text:span text:style-name="T83">Java compiler</text:span><text:span text:style-name="T82"> have been optimized for </text:span><text:span text:style-name="T32">better performance</text:span><text:span text:style-name="T82">. </text:span><text:span text:style-name="T80">In certain cases,</text:span><text:span text:style-name="T82"> </text:span><text:span text:style-name="T84">Project</text:span><text:span text:style-name="T82"> </text:span><text:span text:style-name="T53">[…</text:span><text:span text:style-name="T54">]</text:span><text:span text:style-name="T82"> </text:span><text:span text:style-name="T84">Clean</text:span><text:span text:style-name="T82"> is now more than twice as fast as in the previous version. </text:span><text:span text:style-name="T80">That’s nice, isn’t it?</text:span></text:p>
      <text:p text:style-name="P15"><text:span text:style-name="T82"/></text:p>
      <text:p text:style-name="P16"/>
      <text:p text:style-name="P15"><text:span text:style-name="T85">### </text:span><text:span text:style-name="T86">Maven</text:span><text:span text:style-name="T87"> </text:span><text:span text:style-name="T85">###</text:span></text:p>
      <text:p text:style-name="P17"/>
      <text:p text:style-name="P15"><text:span text:style-name="T50">For Maven,</text:span><text:span text:style-name="T88"> in the </text:span><text:span text:style-name="T89">preferences</text:span><text:span text:style-name="T88"> </text:span><text:span text:style-name="T53">[…</text:span><text:span text:style-name="T54">]</text:span><text:span text:style-name="T88"> </text:span><text:span text:style-name="T90">Maven</text:span><text:span text:style-name="T88"> </text:span><text:span text:style-name="T53">[…</text:span><text:span text:style-name="T54">]</text:span><text:span text:style-name="T88"> </text:span><text:span text:style-name="T90">Installations</text:span><text:span text:style-name="T88"> you can now refer to a </text:span><text:span text:style-name="T32">Maven installation</text:span><text:span text:style-name="T88"> using </text:span><text:span text:style-name="T32">variables</text:span><text:span text:style-name="T88">. </text:span><text:span text:style-name="T50">For example,</text:span><text:span text:style-name="T88"> you can use an </text:span><text:span text:style-name="T89">environment variable</text:span><text:span text:style-name="T88"> </text:span><text:span text:style-name="T91">that is s</text:span><text:span text:style-name="T50">et in your system</text:span><text:span text:style-name="T88"> to refer to a Maven installation.</text:span></text:p>
      <text:p text:style-name="P15"><text:span text:style-name="T64"/></text:p>
      <text:p text:style-name="P15"><text:span text:style-name="T64">T</text:span><text:span text:style-name="T88">he </text:span><text:span text:style-name="T89">Maven POM editor</text:span><text:span text:style-name="T88"> now provides </text:span><text:span text:style-name="T89">code completion</text:span><text:span text:style-name="T88"> for the </text:span><text:span text:style-name="T92">BND Maven </text:span><text:span text:style-name="T90">plugin</text:span><text:span text:style-name="T88"> and </text:span><text:span text:style-name="T93">the</text:span><text:span text:style-name="T88"> </text:span><text:span text:style-name="T92">F</text:span><text:span text:style-name="T90">elix bundle plugin</text:span><text:span text:style-name="T88"> </text:span><text:span text:style-name="T50">as you can see here.</text:span></text:p>
      <text:p text:style-name="P9"><text:span text:style-name="T64"/></text:p>
      <text:p text:style-name="P18"><text:span text:style-name="T50">There is a </text:span><text:span text:style-name="T59">new preference for folding</text:span><text:span text:style-name="T50"> for the Maven POM editor and other language server based </text:span><text:span text:style-name="T71">Generic</text:span><text:span text:style-name="T59"> editors</text:span><text:span text:style-name="T50">, such as the editors for JavaScript, for CSS, and for many more:</text:span><text:span text:style-name="T93"> in the </text:span><text:span text:style-name="T94">preferences</text:span><text:span text:style-name="T93"> </text:span><text:span text:style-name="T53">[…</text:span><text:span text:style-name="T54">]</text:span><text:span text:style-name="T93"> </text:span><text:span text:style-name="T94">Language Servers</text:span><text:span text:style-name="T93"> </text:span><text:span text:style-name="T53">[…</text:span><text:span text:style-name="T54">]</text:span><text:span text:style-name="T93"> </text:span><text:span text:style-name="T94">Folding</text:span><text:span text:style-name="T93"> </text:span><text:span text:style-name="T53">[…</text:span><text:span text:style-name="T54">] </text:span><text:span text:style-name="T93">you can choose which element should be initially folded when opening </text:span><text:span text:style-name="T95">an e</text:span><text:span text:style-name="T93">ditor. </text:span><text:span text:style-name="T80">For example,</text:span><text:span text:style-name="T93"> </text:span><text:span text:style-name="T92">License Header comments</text:span><text:span text:style-name="T93">. When </text:span><text:span text:style-name="T95">now</text:span><text:span text:style-name="T93"> re-opening, the </text:span><text:span text:style-name="T96">license header comment</text:span><text:span text:style-name="T93"> is now collapsed. </text:span><text:span text:style-name="T97">License headers</text:span><text:span text:style-name="T95"> are comments </text:span><text:span text:style-name="T97">containing</text:span><text:span text:style-name="T95"> something like an </text:span><text:span text:style-name="T98">SPDX </text:span><text:span text:style-name="T99">l</text:span><text:span text:style-name="T98">icense </text:span><text:span text:style-name="T99">i</text:span><text:span text:style-name="T98">dentifier</text:span><text:span text:style-name="T95">. </text:span><text:span text:style-name="T80">That's a nice trick to distinguish them from regular comments, isn't it?</text:span></text:p>
      <text:p text:style-name="P9"><text:span text:style-name="T82"/></text:p>
      <text:p text:style-name="P19"/>
      <text:p text:style-name="P20"><text:span text:style-name="T85">### </text:span><text:span text:style-name="T100">General</text:span><text:span text:style-name="T87"> </text:span><text:span text:style-name="T85">###</text:span></text:p>
      <text:p text:style-name="P21"/>
      <text:p text:style-name="P22"><text:span text:style-name="T101">Beside</text:span><text:span text:style-name="T102"> </text:span><text:span text:style-name="T103">t</text:span><text:span text:style-name="T102">hese Java-specific improvements, there a</text:span><text:span text:style-name="T104">re</text:span><text:span text:style-name="T102"> general </text:span><text:span text:style-name="T105">platform improvement</text:span><text:span text:style-name="T106">s</text:span><text:span text:style-name="T102"> </text:span><text:span text:style-name="T101">in addition to the new fresh light theme</text:span><text:span text:style-name="T102">.</text:span></text:p>
      <text:p text:style-name="P23"/>
      <text:p text:style-name="P24"><text:span text:style-name="T105">On Windows</text:span><text:span text:style-name="T102">,</text:span><text:span text:style-name="T107"> the </text:span><text:span text:style-name="T108">Monitor-Specific UI Scaling</text:span><text:span text:style-name="T107"> has been </text:span><text:span text:style-name="T108">enhanced</text:span><text:span text:style-name="T107"> </text:span><text:span text:style-name="T109">which </text:span><text:span text:style-name="T110">is disabled by default and can be enabled in </text:span><text:span text:style-name="T111">Window</text:span><text:span text:style-name="T110"> </text:span><text:span text:style-name="T53">[…</text:span><text:span text:style-name="T54">]</text:span><text:span text:style-name="T110"> </text:span><text:span text:style-name="T111">Preferences</text:span><text:span text:style-name="T110"> </text:span><text:span text:style-name="T53">[…</text:span><text:span text:style-name="T54">]</text:span><text:span text:style-name="T110"> </text:span><text:span text:style-name="T111">General</text:span><text:span text:style-name="T110"> </text:span><text:span text:style-name="T53">[…</text:span><text:span text:style-name="T54">]</text:span><text:span text:style-name="T110"> </text:span><text:span text:style-name="T111">Appearance</text:span><text:span text:style-name="T110">. </text:span><text:span text:style-name="T102">When enabled,</text:span><text:span text:style-name="T110"> </text:span><text:span text:style-name="T112">each window</text:span><text:span text:style-name="T107"> is displayed </text:span><text:span text:style-name="T110">using</text:span><text:span text:style-name="T107"> the </text:span><text:span text:style-name="T110">best</text:span><text:span text:style-name="T109"> </text:span><text:span text:style-name="T112">resolution of the monitor</text:span><text:span text:style-name="T107"> </text:span><text:span text:style-name="T104">that it is displayed on,</text:span><text:span text:style-name="T107"> </text:span><text:span text:style-name="T113">rather than</text:span><text:span text:style-name="T109"> using the </text:span><text:span text:style-name="T113">same </text:span><text:span text:style-name="T109">resolution for </text:span><text:span text:style-name="T110">all windows, which may be </text:span><text:span text:style-name="T114">lower</text:span><text:span text:style-name="T110">.</text:span></text:p>
      <text:p text:style-name="P24"><text:span text:style-name="T110"/></text:p>
      <text:p text:style-name="P25"><text:span text:style-name="T105">On all platforms</text:span><text:span text:style-name="T102">,</text:span><text:span text:style-name="T115"> the initial </text:span><text:span text:style-name="T116">minimum</text:span><text:span text:style-name="T115"> and the </text:span><text:span text:style-name="T116">maximum Java heap</text:span><text:span text:style-name="T115"> size is </text:span><text:span text:style-name="T116">no longer set</text:span><text:span text:style-name="T115"> for the Java used to run Eclipse. </text:span><text:span text:style-name="T104">Nowadays,</text:span><text:span text:style-name="T115"> the </text:span><text:span text:style-name="T116">Java VM</text:span><text:span text:style-name="T115"> sets by default a </text:span><text:span text:style-name="T116">large enough</text:span><text:span text:style-name="T115"> heap and the G1 garbage collector </text:span><text:span text:style-name="T116">allocates dynamically</text:span><text:span text:style-name="T115"> only the </text:span><text:span text:style-name="T116">memory</text:span><text:span text:style-name="T115"> </text:span><text:span text:style-name="T68">that is </text:span><text:span text:style-name="T115">needed and frees it when it is no longer needed. If necessary, </text:span><text:span text:style-name="T102">which </text:span><text:span text:style-name="T117">should be</text:span><text:span text:style-name="T102"> less likely,</text:span><text:span text:style-name="T115"> you can change this in the eclipse</text:span><text:span text:style-name="T118">.</text:span><text:span text:style-name="T115">ini </text:span><text:span text:style-name="T119">file</text:span><text:span text:style-name="T115">.</text:span></text:p>
      <text:p text:style-name="P26"><text:span text:style-name="T120"/></text:p>
      <text:p text:style-name="P27"/>
      <text:p text:style-name="P28">### Outro ###</text:p>
      <text:p text:style-name="P29"/>
      <text:p text:style-name="P30"><text:span text:style-name="T121">These were some of the </text:span><text:span text:style-name="T122">Java </text:span><text:span text:style-name="T123">IDE</text:span><text:span text:style-name="T121"> improvements </text:span><text:span text:style-name="T124">of the </text:span><text:span text:style-name="T125">quarterly </text:span><text:span text:style-name="T126">Rolling</text:span><text:span text:style-name="T127"> Release </text:span><text:span text:style-name="T108">March</text:span><text:span text:style-name="T128"> 202</text:span><text:span text:style-name="T108">5</text:span><text:span text:style-name="T121">.</text:span></text:p>
      <text:p text:style-name="P31"/>
      <text:p text:style-name="P32"><text:span text:style-name="T129">Thank</text:span><text:span text:style-name="T130">s</text:span><text:span text:style-name="T129"> for watching and happy coding!</text:span></text:p>
      <text:p text:style-name="P33">___</text:p>
      <text:p text:style-name="P34">Pronunciations:</text:p>
      <text:list text:style-name="L1">
        <text:list-item>
          <text:p text:style-name="P35">Git <text:tab/>/ɡɪt/</text:p>
        </text:list-item>
        <text:list-item>
          <text:p text:style-name="P35">YAML <text:tab/>/ˈjæməl/</text:p>
        </text:list-item>
        <text:list-item>
          <text:p text:style-name="P35">Vue.js <text:tab/>"view" J S</text:p>
        </text:list-item>
        <text:list-item>
          <text:p text:style-name="P35">RISC-V "<text:span text:style-name="T131">risc-five"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Standard_20__28_WW_29_" style:display-name="Standard (WW)" style:family="paragraph">
      <style:paragraph-properties fo:margin-top="0.176cm" fo:margin-bottom="0.176cm" style:contextual-spacing="false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14T08:46:58.207000000</meta:creation-date>
    <dc:date>2025-03-10T12:48:39.777000000</dc:date>
    <meta:editing-duration>P7DT15H32M37S</meta:editing-duration>
    <meta:editing-cycles>1037</meta:editing-cycles>
    <meta:generator>LibreOffice/24.8.5.2$Windows_X86_64 LibreOffice_project/fddf2685c70b461e7832239a0162a77216259f22</meta:generator>
    <meta:document-statistic meta:table-count="0" meta:image-count="0" meta:object-count="0" meta:page-count="1" meta:paragraph-count="29" meta:word-count="775" meta:character-count="4495" meta:non-whitespace-character-count="3749"/>
    <meta:user-defined meta:name="DocumentEncoding">utf-8</meta:user-defined>
    <meta:user-defined meta:name="HTML" meta:value-type="boolean">true</meta:user-defined>
  </office:meta>
</office:document-meta>
</file>